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7.214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74pt solid #000000" fo:background-color="#ff808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ff808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ff808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0.74pt solid #000000" fo:background-color="#ff808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0.74pt solid #000000" fo:background-color="#ff808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0.74pt solid #000000" fo:background-color="#ff808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ff808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000000" fo:background-color="#ff808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fo:background-color="#ff808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808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/>
      <style:text-properties fo:font-size="10.5pt" style:font-weight-asian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01cm" fo:min-width="4.751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908cm" fo:min-width="4.654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3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606cm" fo:min-width="6.3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4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.18cm" fo:min-width="8.913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5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944cm" fo:min-width="3.54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6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015cm" fo:min-width="2.734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7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016cm" fo:min-width="2.734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8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3.22cm" fo:min-width="3.631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9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944cm" fo:min-width="2.86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10" style:family="graphic">
      <style:graphic-properties draw:stroke="solid" svg:stroke-width="0.026cm" svg:stroke-color="#0a6332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477cm" fo:min-width="2.86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1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.798cm" fo:min-width="2.993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1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a1" draw:textarea-horizontal-align="justify" draw:textarea-vertical-align="top" draw:auto-grow-height="false" draw:auto-grow-width="false" fo:min-height="13.92cm" fo:min-width="6.093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13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4.705cm" fo:min-width="2.993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14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a1" draw:textarea-horizontal-align="justify" draw:textarea-vertical-align="top" draw:auto-grow-height="false" draw:auto-grow-width="false" fo:min-height="9.517cm" fo:min-width="7.149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15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675cm" fo:min-width="2.86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16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a1" draw:textarea-horizontal-align="justify" draw:textarea-vertical-align="top" draw:auto-grow-height="false" draw:auto-grow-width="false" fo:min-height="5.717cm" fo:min-width="6.737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17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8.014cm" fo:min-width="4.494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18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a1" draw:textarea-horizontal-align="justify" draw:textarea-vertical-align="top" draw:auto-grow-height="false" draw:auto-grow-width="false" fo:min-height="3.709cm" fo:min-width="4.334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19" style:family="graphic">
      <style:graphic-properties draw:stroke="solid" svg:stroke-width="0.026cm" svg:stroke-color="#333333" draw:marker-start="Arrowheads_20_1" draw:marker-start-width="0.2cm" draw:marker-start-center="false" draw:stroke-linejoin="miter" svg:stroke-linecap="square" draw:fill="solid" draw:fill-color="#ffffa1" draw:textarea-horizontal-align="justify" draw:textarea-vertical-align="top" draw:auto-grow-height="false" draw:auto-grow-width="false" fo:min-height="7.394cm" fo:min-width="14.189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0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171cm" fo:min-width="3.568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7.872cm" fo:min-width="6.159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6.546cm" fo:min-width="6.577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3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015cm" fo:min-width="2.86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4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7.229cm" fo:min-width="6.897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5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4.439cm" fo:min-width="4.14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6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6.116cm" fo:min-width="7.21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7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938cm" fo:min-width="3.633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8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867cm" fo:min-width="2.959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29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867cm" fo:min-width="2.86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30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a1" draw:textarea-horizontal-align="justify" draw:textarea-vertical-align="top" draw:auto-grow-height="false" draw:auto-grow-width="false" fo:min-height="10.735cm" fo:min-width="5.424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3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a1" draw:textarea-horizontal-align="justify" draw:textarea-vertical-align="top" draw:auto-grow-height="false" draw:auto-grow-width="false" fo:min-height="4.634cm" fo:min-width="6.287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3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485cm" fo:min-width="2.86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33" style:family="graphic">
      <style:graphic-properties draw:stroke="solid" svg:stroke-width="0.026cm" svg:stroke-color="#0a6332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872cm" fo:min-width="2.86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34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12cm" fo:min-width="5.134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gr35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837cm" fo:min-width="2.959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Verdan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family-complex="Tahoma" style:font-family-generic-complex="swiss" style:font-pitch-complex="variable" style:font-size-complex="14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family-complex="Tahoma" style:font-family-generic-complex="swiss" style:font-pitch-complex="variable" style:font-size-complex="11pt" style:font-style-complex="normal" style:font-weight-complex="bold"/>
    </style:style>
    <style:style style:name="T7" style:family="text">
      <style:text-properties fo:color="#000000" style:text-outline="false" style:text-line-through-style="none" style:text-line-through-typ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family-complex="Tahoma" style:font-family-generic-complex="swiss" style:font-pitch-complex="variable" style:font-size-complex="12pt" style:font-style-complex="normal" style:font-weight-complex="bold"/>
    </style:style>
    <style:style style:name="T12" style:family="text">
      <style:text-properties fo:color="#000000" style:text-outline="false" style:text-line-through-style="none" style:text-line-through-type="none" style:text-position="0% 100%" fo:font-family="Calibri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32"/>
        <table:table-column table:style-name="co3" table:default-cell-style-name="ce42"/>
        <table:table-row table:style-name="ro1">
          <table:table-cell table:style-name="Default"/>
          <table:table-cell table:style-name="ce19" office:value-type="string" calcext:value-type="string">
            <office:annotation draw:style-name="gr1" draw:text-style-name="P1" svg:width="5.251cm" svg:height="2.27cm" svg:x="15.766cm" svg:y="0cm" draw:caption-point-x="-0.491cm" draw:caption-point-y="0.01cm">
              <dc:date>2017-02-17T00:00:00</dc:date>
              <text:p text:style-name="P1"><text:span text:style-name="T1">INSRV:</text:span></text:p>
              <text:p text:style-name="P1"><text:span text:style-name="T2">Place a '1' in the cell corresponding to the available articles</text:span></text:p>
            </office:annotation>
            <text:p>Available for Coding?</text:p>
          </table:table-cell>
          <table:table-cell office:value-type="string" calcext:value-type="string">
            <text:p>isFilled</text:p>
          </table:table-cell>
        </table:table-row>
        <table:table-row table:style-name="ro1">
          <table:table-cell table:style-name="ce1"/>
          <table:table-cell table:style-name="ce20" office:value-type="string" calcext:value-type="string">
            <office:annotation draw:style-name="gr2" draw:text-style-name="P1" svg:width="5.154cm" svg:height="2.168cm" svg:x="15.766cm" svg:y="0.139cm" draw:caption-point-x="-0.491cm" draw:caption-point-y="0.387cm">
              <dc:date>2017-02-17T00:00:00</dc:date>
              <text:p text:style-name="P1"><text:span text:style-name="T3">Rachel:</text:span></text:p>
              <text:p text:style-name="P1"><text:span text:style-name="T4">Date format = DD/MM/YYYY</text:span></text:p>
            </office:annotation>
            <text:p>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ce1"/>
          <table:table-cell table:style-name="ce21" office:value-type="string" calcext:value-type="string">
            <office:annotation draw:style-name="gr3" draw:text-style-name="P1" svg:width="6.85cm" svg:height="2.866cm" svg:x="15.766cm" svg:y="0.657cm" draw:caption-point-x="-0.491cm" draw:caption-point-y="0.386cm">
              <dc:date>2017-02-17T00:00:00</dc:date>
              <text:p text:style-name="P1"><text:span text:style-name="T5">1. Science Correspondent/Editor</text:span></text:p>
              <text:p text:style-name="P1"><text:span text:style-name="T5">2. Health Correspondent/Editor</text:span></text:p>
              <text:p text:style-name="P1"><text:span text:style-name="T5">3. Named Generalist Journalist</text:span></text:p>
              <text:p text:style-name="P1"><text:span text:style-name="T5">4. Unnamed Journalist</text:span></text:p>
              <text:p text:style-name="P1"><text:span text:style-name="T5">Information obtained from news article only. Enter name if no other information</text:span></text:p>
            </office:annotation>
            <text:p>Who is news article written by?</text:p>
          </table:table-cell>
          <table:table-cell office:value-type="string" calcext:value-type="string">
            <text:p>Author</text:p>
          </table:table-cell>
        </table:table-row>
        <table:table-row table:style-name="ro2">
          <table:table-cell table:style-name="ce2"/>
          <table:table-cell table:style-name="ce22" office:value-type="string" calcext:value-type="string">
            <office:annotation draw:style-name="gr4" draw:text-style-name="P1" svg:width="9.413cm" svg:height="5.44cm" svg:x="15.766cm" svg:y="1.999cm" draw:caption-point-x="-0.491cm" draw:caption-point-y="0.334cm">
              <dc:date>2017-02-17T00:00:00</dc:date>
              <text:p text:style-name="P1"><text:span text:style-name="T3">insrv:</text:span></text:p>
              <text:p text:style-name="P1"><text:span text:style-name="T3"/></text:p>
              <text:p text:style-name="P1"><text:span text:style-name="T6">Following a Google search ONLY</text:span></text:p>
              <text:p text:style-name="P1"><text:span text:style-name="T5">If the previous row code was 1, 2, or 4, add -9;</text:span></text:p>
              <text:p text:style-name="P1"><text:span text:style-name="T5">If the previous row code was 3, check online the journalist job title and code as follows:</text:span></text:p>
              <text:p text:style-name="P1"><text:span text:style-name="T5">1 - science journalist</text:span></text:p>
              <text:p text:style-name="P1"><text:span text:style-name="T5">2 - health/medical journalist</text:span></text:p>
              <text:p text:style-name="P1"><text:span text:style-name="T5">3 - general/no job title given</text:span></text:p>
              <text:p text:style-name="P1"><text:span text:style-name="T5"/></text:p>
              <text:p text:style-name="P1"><text:span text:style-name="T5">UNTIL THE SEARCH IS CONDUCTED ENTER -9</text:span></text:p>
            </office:annotation>
            <text:p>What's the actual job title of the journalist?</text:p>
          </table:table-cell>
          <table:table-cell office:value-type="string" calcext:value-type="string">
            <text:p>Author Title</text:p>
          </table:table-cell>
        </table:table-row>
        <table:table-row table:style-name="ro1">
          <table:table-cell table:style-name="ce3" office:value-type="string" calcext:value-type="string">
            <office:annotation draw:style-name="gr5" draw:text-style-name="P1" svg:width="4.04cm" svg:height="2.204cm" svg:x="8.551cm" svg:y="3.683cm" draw:caption-point-x="-0.49cm" draw:caption-point-y="0.334cm">
              <dc:date>2017-02-17T00:00:00</dc:date>
              <text:p text:style-name="P1"><text:span text:style-name="T3">Louise:</text:span></text:p>
              <text:p text:style-name="P1"><text:span text:style-name="T4">These data will be provided by the press officer</text:span></text:p>
            </office:annotation>
            <text:p>Press Release Characteristics</text:p>
          </table:table-cell>
          <table:table-cell table:style-name="ce23" office:value-type="string" calcext:value-type="string">
            <office:annotation draw:style-name="gr6" draw:text-style-name="P1" svg:width="3.234cm" svg:height="2.275cm" svg:x="15.766cm" svg:y="3.683cm" draw:caption-point-x="-0.491cm" draw:caption-point-y="0.334cm">
              <dc:date>2017-02-17T00:00:00</dc:date>
              <text:p text:style-name="P1"><text:span text:style-name="T3">Rachel:</text:span></text:p>
              <text:p text:style-name="P1"><text:span text:style-name="T4">1 = none</text:span></text:p>
              <text:p text:style-name="P1"><text:span text:style-name="T4">2 = 1-4</text:span></text:p>
              <text:p text:style-name="P1"><text:span text:style-name="T4">3 = 5-9</text:span></text:p>
              <text:p text:style-name="P1"><text:span text:style-name="T4">4 = 10-14</text:span></text:p>
              <text:p text:style-name="P1"><text:span text:style-name="T4">5 = 15+</text:span></text:p>
            </office:annotation>
            <text:p>Expected Level of News Uptake</text:p>
          </table:table-cell>
          <table:table-cell office:value-type="string" calcext:value-type="string">
            <text:p>ELNU</text:p>
          </table:table-cell>
        </table:table-row>
        <table:table-row table:style-name="ro1">
          <table:table-cell/>
          <table:table-cell table:style-name="ce24" office:value-type="string" calcext:value-type="string">
            <text:p>Particular Desired Outcome</text:p>
          </table:table-cell>
          <table:table-cell office:value-type="string" calcext:value-type="string">
            <text:p>PDO</text:p>
          </table:table-cell>
        </table:table-row>
        <table:table-row table:style-name="ro1">
          <table:table-cell/>
          <table:table-cell table:style-name="ce24" office:value-type="string" calcext:value-type="string">
            <office:annotation draw:style-name="gr7" draw:text-style-name="P1" svg:width="3.234cm" svg:height="2.276cm" svg:x="15.766cm" svg:y="5.884cm" draw:caption-point-x="-0.491cm" draw:caption-point-y="0.334cm">
              <dc:date>2017-02-17T00:00:00</dc:date>
              <text:p text:style-name="P1"><text:span text:style-name="T3">Rachel:</text:span></text:p>
              <text:p text:style-name="P1"><text:span text:style-name="T4">-9 NA</text:span></text:p>
              <text:p text:style-name="P1"><text:span text:style-name="T4">or give institution</text:span></text:p>
            </office:annotation>
            <text:p>Joint Release</text:p>
          </table:table-cell>
          <table:table-cell office:value-type="string" calcext:value-type="string">
            <text:p>Jointed Release</text:p>
          </table:table-cell>
        </table:table-row>
        <table:table-row table:style-name="ro1">
          <table:table-cell/>
          <table:table-cell table:style-name="ce24" office:value-type="string" calcext:value-type="string">
            <office:annotation draw:style-name="gr8" draw:text-style-name="P1" svg:width="4.131cm" svg:height="3.48cm" svg:x="15.766cm" svg:y="6.401cm" draw:caption-point-x="-0.491cm" draw:caption-point-y="0.334cm">
              <dc:date>2017-02-17T00:00:00</dc:date>
              <text:p text:style-name="P1"><text:span text:style-name="T3">Rachel:</text:span></text:p>
              <text:p text:style-name="P1"><text:span text:style-name="T4">1 = Sunday</text:span></text:p>
              <text:p text:style-name="P1"><text:span text:style-name="T4">2 = Monday</text:span></text:p>
              <text:p text:style-name="P1"><text:span text:style-name="T4">3 = Tuesday</text:span></text:p>
              <text:p text:style-name="P1"><text:span text:style-name="T4">4 = Wednesday</text:span></text:p>
              <text:p text:style-name="P1"><text:span text:style-name="T4">5 = Thursday</text:span></text:p>
              <text:p text:style-name="P1"><text:span text:style-name="T4">6 = Friday</text:span></text:p>
              <text:p text:style-name="P1"><text:span text:style-name="T4">7 = Saturday</text:span></text:p>
            </office:annotation>
            <text:p>Embargo Start Day</text:p>
          </table:table-cell>
          <table:table-cell office:value-type="string" calcext:value-type="string">
            <text:p>Embargo SD</text:p>
          </table:table-cell>
        </table:table-row>
        <table:table-row table:style-name="ro1">
          <table:table-cell/>
          <table:table-cell table:style-name="ce24" office:value-type="string" calcext:value-type="string">
            <text:p>Embargo Time</text:p>
          </table:table-cell>
          <table:table-cell office:value-type="string" calcext:value-type="string">
            <text:p>Embargo Time</text:p>
          </table:table-cell>
        </table:table-row>
        <table:table-row table:style-name="ro1">
          <table:table-cell table:style-name="ce5"/>
          <table:table-cell table:style-name="ce25" office:value-type="string" calcext:value-type="string">
            <text:p>Embargo Duration (in days)</text:p>
          </table:table-cell>
          <table:table-cell office:value-type="string" calcext:value-type="string">
            <text:p>Embargo Duration</text:p>
          </table:table-cell>
        </table:table-row>
        <table:table-row table:style-name="ro1">
          <table:table-cell table:style-name="ce6" office:value-type="string" calcext:value-type="string">
            <text:p>IV/DV</text:p>
          </table:table-cell>
          <table:table-cell table:style-name="ce26" office:value-type="string" calcext:value-type="string">
            <office:annotation draw:style-name="gr9" draw:text-style-name="P1" svg:width="3.365cm" svg:height="2.204cm" svg:x="15.766cm" svg:y="7.952cm" draw:caption-point-x="-0.491cm" draw:caption-point-y="0.334cm">
              <dc:date>2017-02-17T00:00:00</dc:date>
              <text:p text:style-name="P1"><text:span text:style-name="T3">Rachel:</text:span></text:p>
              <text:p text:style-name="P1"><text:span text:style-name="T4">First 2 releavant sentences </text:span></text:p>
              <text:p text:style-name="P1"><text:span text:style-name="T4">NB This does not include context (past findings/ future work / other studies etc)</text:span></text:p>
              <text:p text:style-name="P1"><text:span text:style-name="T4">Only statements that talk directly about the current research article</text:span></text:p>
            </office:annotation>
            <text:p>Main conclusion IV(s)</text:p>
          </table:table-cell>
          <table:table-cell office:value-type="string" calcext:value-type="string">
            <text:p>MC IVs</text:p>
          </table:table-cell>
        </table:table-row>
        <table:table-row table:style-name="ro1">
          <table:table-cell/>
          <table:table-cell table:style-name="ce27" office:value-type="string" calcext:value-type="string">
            <text:p>Main conclusions DV(s)</text:p>
          </table:table-cell>
          <table:table-cell office:value-type="string" calcext:value-type="string">
            <text:p>MC DVs</text:p>
          </table:table-cell>
        </table:table-row>
        <table:table-row table:style-name="ro2">
          <table:table-cell table:style-name="ce7"/>
          <table:table-cell table:style-name="ce28" office:value-type="string" calcext:value-type="string">
            <office:annotation draw:style-name="gr10" draw:text-style-name="P1" svg:width="3.365cm" svg:height="1.737cm" svg:x="15.766cm" svg:y="10.53cm" draw:caption-point-x="-0.491cm" draw:caption-point-y="0.334cm">
              <dc:date>2017-02-17T00:00:00</dc:date>
              <text:p text:style-name="P1"><text:span text:style-name="T3">Rachel:</text:span></text:p>
              <text:p text:style-name="P1"><text:span text:style-name="T4">0=NO</text:span></text:p>
              <text:p text:style-name="P1"><text:span text:style-name="T4">1=YES</text:span></text:p>
            </office:annotation>
            <text:p>Are the IV and DV the same (between JA and PR and between JA and NA)</text:p>
          </table:table-cell>
          <table:table-cell office:value-type="string" calcext:value-type="string">
            <text:p>JAPRVs Coherence</text:p>
          </table:table-cell>
        </table:table-row>
        <table:table-row table:style-name="ro1">
          <table:table-cell table:style-name="ce6" office:value-type="string" calcext:value-type="string">
            <text:p>TITLE</text:p>
          </table:table-cell>
          <table:table-cell table:style-name="ce26" office:value-type="string" calcext:value-type="string">
            <office:annotation draw:style-name="gr11" draw:text-style-name="P1" svg:width="3.493cm" svg:height="6.058cm" svg:x="15.766cm" svg:y="7.853cm" draw:caption-point-x="-0.491cm" draw:caption-point-y="5.88cm">
              <dc:date>2017-02-17T00:00:00</dc:date>
              <text:p text:style-name="P1"><text:span text:style-name="T3">Rachel:</text:span></text:p>
              <text:p text:style-name="P1"><text:span text:style-name="T4">actual text of main statement</text:span></text:p>
              <text:p text:style-name="P1"><text:span text:style-name="T4">- depending on time taken</text:span></text:p>
              <text:p text:style-name="P1"><text:span text:style-name="T4"/></text:p>
            </office:annotation>
            <text:p>Primary statement of relationship</text:p>
          </table:table-cell>
          <table:table-cell office:value-type="string" calcext:value-type="string">
            <text:p>Causation TPS</text:p>
          </table:table-cell>
        </table:table-row>
        <table:table-row table:style-name="ro2">
          <table:table-cell table:style-name="ce8" office:value-type="string" calcext:value-type="string">
            <text:p>Causation/Relationship about main IV and DV</text:p>
          </table:table-cell>
          <table:table-cell table:style-name="ce29" office:value-type="string" calcext:value-type="string">
            <office:annotation draw:style-name="gr12" draw:text-style-name="P1" svg:width="6.593cm" svg:height="14.18cm" svg:x="15.766cm" svg:y="8.691cm" draw:caption-point-x="-0.491cm" draw:caption-point-y="6.331cm">
              <dc:date>2017-02-17T00:00:00</dc:date>
              <text:p text:style-name="P1"><text:span text:style-name="T7">0. No cause mentioned </text:span></text:p>
              <text:p text:style-name="P1"><text:span text:style-name="T7">1. Statement of no relationship/difference</text:span></text:p>
              <text:p text:style-name="P1"><text:span text:style-name="T7">2. Statement of correlation not causation</text:span></text:p>
              <text:p text:style-name="P1"><text:span text:style-name="T7">3. Ambiguous/Implied/Indirect</text:span></text:p>
              <text:p text:style-name="P1"><text:span text:style-name="T7">4. Conditional Cause (must be followed by a direct causal statement)</text:span></text:p>
              <text:p text:style-name="P1"><text:span text:style-name="T7">5. Can</text:span></text:p>
              <text:p text:style-name="P1"><text:span text:style-name="T7">6. Direct Cause Stated</text:span></text:p>
              <text:p text:style-name="P1"><text:span text:style-name="T7">-9. n/a e.g. no IV </text:span><text:span text:style-name="T8">and</text:span><text:span text:style-name="T7"> DV</text:span></text:p>
              <text:p text:style-name="P1"><text:span text:style-name="T7"/></text:p>
              <text:p text:style-name="P1"><text:span text:style-name="T7">(there can be a statement of cause even if an IV or DV is not present)</text:span></text:p>
              <text:p text:style-name="P1"><text:span text:style-name="T7"/></text:p>
              <text:p text:style-name="P1"><text:span text:style-name="T7">code the strongest one present. i.e 3 trumps 2 trumps 1 trumps 0. </text:span></text:p>
              <text:p text:style-name="P1"><text:span text:style-name="T7"/></text:p>
              <text:p text:style-name="P1"><text:span text:style-name="T7">If <text:s/>'X is linked to Y' = ambiguous</text:span></text:p>
              <text:p text:style-name="P1"><text:span text:style-name="T7"/></text:p>
              <text:p text:style-name="P1"><text:span text:style-name="T7">Refer to "Statements of Causation" list on Shared/Research/InSciOut</text:span></text:p>
            </office:annotation>
            <text:p>Statement of Relationship Code</text:p>
          </table:table-cell>
          <table:table-cell office:value-type="string" calcext:value-type="string">
            <text:p>Causation TPC</text:p>
          </table:table-cell>
        </table:table-row>
        <table:table-row table:style-name="ro1">
          <table:table-cell table:style-name="ce6" office:value-type="string" calcext:value-type="string">
            <text:p>MAIN STATEMENTS</text:p>
          </table:table-cell>
          <table:table-cell table:style-name="ce26" office:value-type="string" calcext:value-type="string">
            <office:annotation draw:style-name="gr13" draw:text-style-name="P1" svg:width="3.493cm" svg:height="4.965cm" svg:x="15.766cm" svg:y="16.352cm" draw:caption-point-x="-0.491cm" draw:caption-point-y="0.354cm">
              <dc:date>2017-02-17T00:00:00</dc:date>
              <text:p text:style-name="P1"><text:span text:style-name="T3">Rachel:</text:span></text:p>
              <text:p text:style-name="P1"><text:span text:style-name="T4">actual text of main statement</text:span></text:p>
              <text:p text:style-name="P1"><text:span text:style-name="T4">- depending on time taken</text:span></text:p>
              <text:p text:style-name="P1"><text:span text:style-name="T4"/></text:p>
            </office:annotation>
            <text:p>Primary statement of relationship</text:p>
          </table:table-cell>
          <table:table-cell office:value-type="string" calcext:value-type="string">
            <text:p>Causation MPS</text:p>
          </table:table-cell>
        </table:table-row>
        <table:table-row table:style-name="ro2">
          <table:table-cell table:style-name="ce9" office:value-type="string" calcext:value-type="string">
            <text:p>Causation/Relationship about main IV and DV</text:p>
          </table:table-cell>
          <table:table-cell table:style-name="ce27" office:value-type="string" calcext:value-type="string">
            <office:annotation draw:style-name="gr14" draw:text-style-name="P1" svg:width="7.649cm" svg:height="9.777cm" svg:x="15.766cm" svg:y="14.876cm" draw:caption-point-x="-0.491cm" draw:caption-point-y="3.12cm">
              <dc:date>2017-02-17T00:00:00</dc:date>
              <text:p text:style-name="P1"><text:span text:style-name="T7">0. No cause mentioned </text:span></text:p>
              <text:p text:style-name="P1"><text:span text:style-name="T7">1. Statement of no relationship/difference</text:span></text:p>
              <text:p text:style-name="P1"><text:span text:style-name="T7">2. Statement of correlation not causation</text:span></text:p>
              <text:p text:style-name="P1"><text:span text:style-name="T7">3. Ambiguous/Implied/Indirect</text:span></text:p>
              <text:p text:style-name="P1"><text:span text:style-name="T7">4. Conditional Cause (must be followed by a direct causal statement)</text:span></text:p>
              <text:p text:style-name="P1"><text:span text:style-name="T7">5. Can</text:span></text:p>
              <text:p text:style-name="P1"><text:span text:style-name="T7">6. Direct Cause Stated</text:span></text:p>
              <text:p text:style-name="P1"><text:span text:style-name="T7">-9. n/a e.g. no IV </text:span><text:span text:style-name="T8">and</text:span><text:span text:style-name="T7"> DV</text:span></text:p>
              <text:p text:style-name="P1"><text:span text:style-name="T7"/></text:p>
              <text:p text:style-name="P1"><text:span text:style-name="T7">(there can be a statement of cause even if an IV or DV is not present)</text:span></text:p>
              <text:p text:style-name="P1"><text:span text:style-name="T7"/></text:p>
              <text:p text:style-name="P1"><text:span text:style-name="T7">code the strongest one present. i.e 3 trumps 2 trumps 1 trumps 0. </text:span></text:p>
              <text:p text:style-name="P1"><text:span text:style-name="T7"/></text:p>
              <text:p text:style-name="P1"><text:span text:style-name="T7">If <text:s/>'X is linked to Y' = ambiguous</text:span></text:p>
              <text:p text:style-name="P1"><text:span text:style-name="T7"/></text:p>
              <text:p text:style-name="P1"><text:span text:style-name="T7">Refer to "Statements of Causation" list on Shared/Research/InSciOut</text:span></text:p>
            </office:annotation>
            <text:p>Statement of Relationship Code</text:p>
          </table:table-cell>
          <table:table-cell office:value-type="string" calcext:value-type="string">
            <text:p>Causation MPC</text:p>
          </table:table-cell>
        </table:table-row>
        <table:table-row table:style-name="ro2">
          <table:table-cell table:style-name="ce5"/>
          <table:table-cell table:style-name="ce29" office:value-type="string" calcext:value-type="string">
            <office:annotation draw:style-name="gr15" draw:text-style-name="P1" svg:width="3.365cm" svg:height="1.935cm" svg:x="15.766cm" svg:y="16.47cm" draw:caption-point-x="-0.491cm" draw:caption-point-y="3.21cm">
              <dc:date>2017-02-17T00:00:00</dc:date>
              <text:p text:style-name="P1"><text:span text:style-name="T3">Rachel:</text:span></text:p>
              <text:p text:style-name="P1"><text:span text:style-name="T4">0 = NO</text:span></text:p>
              <text:p text:style-name="P1"><text:span text:style-name="T4">1 = YES</text:span></text:p>
              <text:p text:style-name="P1"><text:span text:style-name="T4"/></text:p>
            </office:annotation>
            <text:p>Are the IV and DV the same in the title and the main statements?</text:p>
          </table:table-cell>
          <table:table-cell office:value-type="string" calcext:value-type="string">
            <text:p>TMVs Coherence</text:p>
          </table:table-cell>
        </table:table-row>
        <table:table-row table:style-name="ro1">
          <table:table-cell table:style-name="ce10" office:value-type="string" calcext:value-type="string">
            <text:p>Sample</text:p>
          </table:table-cell>
          <table:table-cell table:style-name="ce30" office:value-type="string" calcext:value-type="string">
            <office:annotation draw:style-name="gr16" draw:text-style-name="P1" svg:width="7.237cm" svg:height="5.977cm" svg:x="15.766cm" svg:y="18.811cm" draw:caption-point-x="-0.491cm" draw:caption-point-y="3.342cm">
              <dc:date>2017-02-17T00:00:00</dc:date>
              <text:p text:style-name="P1"><text:span text:style-name="T9">what group of people.</text:span></text:p>
              <text:p text:style-name="P1"><text:span text:style-name="T9">If it is not explicily stated then -9</text:span></text:p>
            </office:annotation>
            <text:p>ACTUAL SAMPLE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table:style-name="ce11"/>
          <table:table-cell table:style-name="ce20" office:value-type="string" calcext:value-type="string">
            <office:annotation draw:style-name="gr17" draw:text-style-name="P1" svg:width="4.994cm" svg:height="8.274cm" svg:x="15.766cm" svg:y="19.588cm" draw:caption-point-x="-0.491cm" draw:caption-point-y="3.46cm">
              <dc:date>2017-02-17T00:00:00</dc:date>
              <text:p text:style-name="P1"><text:span text:style-name="T3">Rachel:</text:span></text:p>
              <text:p text:style-name="P1"><text:span text:style-name="T4">word </text:span></text:p>
              <text:p text:style-name="P1"><text:span text:style-name="T4">i.e. people, children, mice etc</text:span></text:p>
              <text:p text:style-name="P1"><text:span text:style-name="T4"/></text:p>
              <text:p text:style-name="P1"><text:span text:style-name="T4">Again - first 2 sentences that ARE NOT context (ie talking about the current research study)</text:span></text:p>
              <text:p text:style-name="P1"><text:span text:style-name="T4"/></text:p>
              <text:p text:style-name="P1"><text:span text:style-name="T4">NB&gt; Can be explicitly human if not stated e.g. mobile phone users (don't get animals who use mobile phones)</text:span></text:p>
              <text:p text:style-name="P1"><text:span text:style-name="T4">BUT </text:span></text:p>
              <text:p text:style-name="P1"><text:span text:style-name="T4">blindness would be implicit as it can be applied to animals as well</text:span></text:p>
              <text:p text:style-name="P1"><text:span text:style-name="T4"/></text:p>
            </office:annotation>
            <text:p>Who are the Main Conclusions About?</text:p>
          </table:table-cell>
          <table:table-cell office:value-type="string" calcext:value-type="string">
            <text:p>MC Target</text:p>
          </table:table-cell>
        </table:table-row>
        <table:table-row table:style-name="ro1">
          <table:table-cell table:style-name="ce12"/>
          <table:table-cell table:style-name="ce29" office:value-type="string" calcext:value-type="string">
            <office:annotation draw:style-name="gr18" draw:text-style-name="P1" svg:width="4.834cm" svg:height="3.969cm" svg:x="15.766cm" svg:y="21.282cm" draw:caption-point-x="-0.491cm" draw:caption-point-y="3.45cm">
              <dc:date>2017-02-17T00:00:00</dc:date>
              <text:p text:style-name="P1"><text:span text:style-name="T10">1. Explicitly <text:s/>Humans</text:span></text:p>
              <text:p text:style-name="P1"><text:span text:style-name="T10">2. Implicitly Humans</text:span></text:p>
              <text:p text:style-name="P1"><text:span text:style-name="T10">3. Non-human (inc. cells/ modelling etc)</text:span></text:p>
              <text:p text:style-name="P1"><text:span text:style-name="T10">4. Mixed sample</text:span></text:p>
              <text:p text:style-name="P1"><text:span text:style-name="T10">-9 Not explicit</text:span></text:p>
            </office:annotation>
            <text:p>Sample Code</text:p>
          </table:table-cell>
          <table:table-cell office:value-type="string" calcext:value-type="string">
            <text:p>Sample Code</text:p>
          </table:table-cell>
        </table:table-row>
        <table:table-row table:style-name="ro1">
          <table:table-cell table:style-name="ce10" office:value-type="string" calcext:value-type="string">
            <text:p>Study Design <text:s/>info</text:p>
          </table:table-cell>
          <table:table-cell table:style-name="ce31" office:value-type="string" calcext:value-type="string">
            <office:annotation draw:style-name="gr19" draw:text-style-name="P1" svg:width="14.689cm" svg:height="7.654cm" svg:x="15.766cm" svg:y="22.178cm" draw:caption-point-x="-0.491cm" draw:caption-point-y="3.448cm">
              <dc:date>2017-02-17T00:00:00</dc:date>
              <text:p text:style-name="P1"><text:span text:style-name="T2">0. Pure Qualitative</text:span></text:p>
              <text:p text:style-name="P1"><text:span text:style-name="T2">1. Observational Cross-Section</text:span></text:p>
              <text:p text:style-name="P1"><text:span text:style-name="T2">2. Observational Longitudinal</text:span></text:p>
              <text:p text:style-name="P1"><text:span text:style-name="T2">3. Intervention (self-selected sample for intervention)</text:span></text:p>
              <text:p text:style-name="P1"><text:span text:style-name="T2">4. Full Randomised Control Trial</text:span></text:p>
              <text:p text:style-name="P1"><text:span text:style-name="T2">5. Model/Simulation</text:span></text:p>
              <text:p text:style-name="P1"><text:span text:style-name="T2">6. Observational MA or stystematic analysis </text:span></text:p>
              <text:p text:style-name="P1"><text:span text:style-name="T2">7. Experimental/RCT MA or systematic analysis</text:span></text:p>
              <text:p text:style-name="P1"><text:span text:style-name="T2">8. Mixed methods</text:span></text:p>
              <text:p text:style-name="P1"><text:span text:style-name="T2">9. Experimental </text:span></text:p>
              <text:p text:style-name="P1"><text:span text:style-name="T2">-9 not mentioned</text:span></text:p>
              <text:p text:style-name="P1"><text:span text:style-name="T9"/></text:p>
            </office:annotation>
            <text:p>Study Design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table:style-name="ce10"/>
          <table:table-cell office:value-type="string" calcext:value-type="string">
            <office:annotation draw:style-name="gr20" draw:text-style-name="P1" svg:width="4.068cm" svg:height="2.431cm" svg:x="15.766cm" svg:y="23.469cm" draw:caption-point-x="-0.491cm" draw:caption-point-y="3.447cm">
              <dc:date>2017-02-17T00:00:00</dc:date>
              <text:p text:style-name="P1"><text:span text:style-name="T3">Louise:</text:span></text:p>
              <text:p text:style-name="P1"><text:span text:style-name="T2">0 = no </text:span></text:p>
              <text:p text:style-name="P1"><text:span text:style-name="T2">1 = yes</text:span></text:p>
            </office:annotation>
            <text:p>Any information about study design?</text:p>
          </table:table-cell>
          <table:table-cell office:value-type="string" calcext:value-type="string">
            <text:p>isInfoDesign</text:p>
          </table:table-cell>
        </table:table-row>
        <table:table-row table:style-name="ro1">
          <table:table-cell>
            <office:annotation draw:style-name="gr21" draw:text-style-name="P1" svg:width="6.659cm" svg:height="8.132cm" svg:x="8.551cm" svg:y="25.17cm" draw:caption-point-x="-0.49cm" draw:caption-point-y="3.43cm">
              <dc:date>2017-02-17T00:00:00</dc:date>
              <text:p text:style-name="P1"><text:span text:style-name="T11">Louise:</text:span></text:p>
              <text:p text:style-name="P1"><text:span text:style-name="T5">Is there any information that helps the reader decide whether or not cause &amp; effect can be concluded or not. I.e. Type of research design (This was an observational study) OR method relating to study design (We measured x, y, z VS we gave people high and low amounts of x)</text:span></text:p>
              <text:p text:style-name="P1"><text:span text:style-name="T5"/></text:p>
              <text:p text:style-name="P1"><text:span text:style-name="T5">In the order that they appear in the news item or press release</text:span></text:p>
            </office:annotation>
          </table:table-cell>
          <table:table-cell office:value-type="string" calcext:value-type="string">
            <office:annotation draw:style-name="gr22" draw:text-style-name="P1" svg:width="7.077cm" svg:height="6.806cm" svg:x="15.766cm" svg:y="25.17cm" draw:caption-point-x="-0.491cm" draw:caption-point-y="3.43cm">
              <dc:date>2017-02-17T00:00:00</dc:date>
              <text:p text:style-name="P1"><text:span text:style-name="T11">Rachel:</text:span></text:p>
              <text:p text:style-name="P1"><text:span text:style-name="T5">0= no</text:span></text:p>
              <text:p text:style-name="P1"><text:span text:style-name="T5">1= implicit</text:span></text:p>
              <text:p text:style-name="P1"><text:span text:style-name="T5">2 = explicit</text:span></text:p>
              <text:p text:style-name="P1"><text:span text:style-name="T5"/></text:p>
              <text:p text:style-name="P1"><text:span text:style-name="T5">e.g.</text:span></text:p>
              <text:p text:style-name="P1"><text:span text:style-name="T5">'observational'</text:span></text:p>
              <text:p text:style-name="P1"><text:span text:style-name="T5">'experimental'</text:span></text:p>
              <text:p text:style-name="P1"><text:span text:style-name="T5">'RCT'</text:span></text:p>
              <text:p text:style-name="P1"><text:span text:style-name="T5">'mathmatical modelling'</text:span></text:p>
              <text:p text:style-name="P1"><text:span text:style-name="T5">'clinical trial'</text:span></text:p>
              <text:p text:style-name="P1"><text:span text:style-name="T5">'qualitative'</text:span></text:p>
            </office:annotation>
            <text:p>Study design stated?</text:p>
          </table:table-cell>
          <table:table-cell office:value-type="string" calcext:value-type="string">
            <text:p>isDesignStated</text:p>
          </table:table-cell>
        </table:table-row>
        <table:table-row table:style-name="ro2">
          <table:table-cell/>
          <table:table-cell office:value-type="string" calcext:value-type="string">
            <office:annotation draw:style-name="gr23" draw:text-style-name="P1" svg:width="3.365cm" svg:height="2.275cm" svg:x="15.766cm" svg:y="26.46cm" draw:caption-point-x="-0.491cm" draw:caption-point-y="3.43cm">
              <dc:date>2017-02-17T00:00:00</dc:date>
              <text:p text:style-name="P1"><text:span text:style-name="T11">Rachel:</text:span></text:p>
              <text:p text:style-name="P1"><text:span text:style-name="T5">0= no</text:span></text:p>
              <text:p text:style-name="P1"><text:span text:style-name="T5">1= implicit</text:span></text:p>
              <text:p text:style-name="P1"><text:span text:style-name="T5">2 = explicit</text:span></text:p>
            </office:annotation>
            <text:p>Mention whether cause and effect can be deduced?</text:p>
          </table:table-cell>
          <table:table-cell office:value-type="string" calcext:value-type="string">
            <text:p>Causation Mention</text:p>
          </table:table-cell>
        </table:table-row>
        <table:table-row table:style-name="ro2">
          <table:table-cell/>
          <table:table-cell office:value-type="string" calcext:value-type="string">
            <office:annotation draw:style-name="gr24" draw:text-style-name="P1" svg:width="7.397cm" svg:height="7.489cm" svg:x="15.766cm" svg:y="28.519cm" draw:caption-point-x="-0.491cm" draw:caption-point-y="3.45cm">
              <dc:date>2017-02-17T00:00:00</dc:date>
              <text:p text:style-name="P1"><text:span text:style-name="T11">Rachel:</text:span></text:p>
              <text:p text:style-name="P1"><text:span text:style-name="T5">0= no</text:span></text:p>
              <text:p text:style-name="P1"><text:span text:style-name="T5">1= implicit</text:span></text:p>
              <text:p text:style-name="P1"><text:span text:style-name="T5">2 = explicit</text:span></text:p>
              <text:p text:style-name="P1"><text:span text:style-name="T5">-9 = if above cell = 0 or 1 because cause and effect can be concluded</text:span></text:p>
              <text:p text:style-name="P1"><text:span text:style-name="T5"/></text:p>
              <text:p text:style-name="P1"><text:span text:style-name="T5">e.g. do they say</text:span></text:p>
              <text:p text:style-name="P1"><text:span text:style-name="T5"><text:s/></text:span><text:span text:style-name="T5">'other factors not controlled for' </text:span></text:p>
              <text:p text:style-name="P1"><text:span text:style-name="T5">'could be explained by another relationship / variable'</text:span></text:p>
            </office:annotation>
            <text:p>If they mention that cause and effect cannot be deduced - do they state why?</text:p>
          </table:table-cell>
          <table:table-cell office:value-type="string" calcext:value-type="string">
            <text:p>Causation Warning</text:p>
          </table:table-cell>
        </table:table-row>
        <table:table-row table:style-name="ro1">
          <table:table-cell/>
          <table:table-cell office:value-type="string" calcext:value-type="string">
            <office:annotation draw:style-name="gr25" draw:text-style-name="P1" svg:width="4.645cm" svg:height="4.699cm" svg:x="15.766cm" svg:y="31.388cm" draw:caption-point-x="-0.491cm" draw:caption-point-y="3.449cm">
              <dc:date>2017-02-17T00:00:00</dc:date>
              <text:p text:style-name="P1"><text:span text:style-name="T3">Rachel:</text:span></text:p>
              <text:p text:style-name="P1"><text:span text:style-name="T5">0= no</text:span></text:p>
              <text:p text:style-name="P1"><text:span text:style-name="T5"/></text:p>
              <text:p text:style-name="P1"><text:span text:style-name="T5">2 = explicit</text:span></text:p>
              <text:p text:style-name="P1"><text:span text:style-name="T5"/></text:p>
              <text:p text:style-name="P1"><text:span text:style-name="T5">e.g. lab or field study etc</text:span></text:p>
              <text:p text:style-name="P1"><text:span text:style-name="T5"/></text:p>
            </office:annotation>
            <text:p>Study context mentioned</text:p>
          </table:table-cell>
          <table:table-cell office:value-type="string" calcext:value-type="string">
            <text:p>isContextualized</text:p>
          </table:table-cell>
        </table:table-row>
        <table:table-row table:style-name="ro2">
          <table:table-cell/>
          <table:table-cell table:style-name="ce33" office:value-type="string" calcext:value-type="string">
            <office:annotation draw:style-name="gr26" draw:text-style-name="P1" svg:width="7.715cm" svg:height="6.376cm" svg:x="15.766cm" svg:y="32.642cm" draw:caption-point-x="-0.491cm" draw:caption-point-y="3.485cm">
              <dc:date>2017-02-17T00:00:00</dc:date>
              <text:p text:style-name="P1"><text:span text:style-name="T3">Rachel:</text:span></text:p>
              <text:p text:style-name="P1"><text:span text:style-name="T5">0= no</text:span></text:p>
              <text:p text:style-name="P1"><text:span text:style-name="T5">1= implicit</text:span></text:p>
              <text:p text:style-name="P1"><text:span text:style-name="T5">2 = explicit</text:span></text:p>
              <text:p text:style-name="P1"><text:span text:style-name="T5"/></text:p>
              <text:p text:style-name="P1"><text:span text:style-name="T5">e.g. </text:span></text:p>
              <text:p text:style-name="P1"><text:span text:style-name="T5">'best way' to test this</text:span></text:p>
              <text:p text:style-name="P1"><text:span text:style-name="T5">'needs to be resolved in the future'</text:span></text:p>
              <text:p text:style-name="P1"><text:span text:style-name="T5">'next we will run a larger trial'</text:span></text:p>
              <text:p text:style-name="P1"><text:span text:style-name="T5">'need to look at human sample'</text:span></text:p>
            </office:annotation>
            <text:p>Any indication of the strength/ weakness of a study?</text:p>
          </table:table-cell>
          <table:table-cell office:value-type="string" calcext:value-type="string">
            <text:p>isCritical</text:p>
          </table:table-cell>
        </table:table-row>
        <table:table-row table:style-name="ro1">
          <table:table-cell table:style-name="ce13" office:value-type="string" calcext:value-type="string">
            <office:annotation draw:style-name="gr27" draw:text-style-name="P1" svg:width="4.133cm" svg:height="2.198cm" svg:x="8.551cm" svg:y="34.748cm" draw:caption-point-x="-0.49cm" draw:caption-point-y="3.459cm">
              <dc:date>2017-02-17T00:00:00</dc:date>
              <text:p text:style-name="P1"><text:span text:style-name="T3">Louise:</text:span></text:p>
              <text:p text:style-name="P1"><text:span text:style-name="T5">0 = no</text:span></text:p>
              <text:p text:style-name="P1"><text:span text:style-name="T5">1 = yes</text:span></text:p>
            </office:annotation>
            <text:p>RCT only</text:p>
          </table:table-cell>
          <table:table-cell table:style-name="ce34" office:value-type="string" calcext:value-type="string">
            <office:annotation draw:style-name="gr28" draw:text-style-name="P1" svg:width="3.459cm" svg:height="2.127cm" svg:x="15.766cm" svg:y="34.748cm" draw:caption-point-x="-0.491cm" draw:caption-point-y="3.459cm">
              <dc:date>2017-02-17T00:00:00</dc:date>
              <text:p text:style-name="P1"><text:span text:style-name="T3">Rachel:</text:span></text:p>
              <text:p text:style-name="P1"><text:span text:style-name="T4">words</text:span></text:p>
            </office:annotation>
            <text:p>Statement of study design</text:p>
          </table:table-cell>
          <table:table-cell office:value-type="string" calcext:value-type="string">
            <text:p>RTC Design</text:p>
          </table:table-cell>
        </table:table-row>
        <table:table-row table:style-name="ro1">
          <table:table-cell table:style-name="ce14"/>
          <table:table-cell table:style-name="ce35" office:value-type="string" calcext:value-type="string">
            <text:p>words to mention</text:p>
          </table:table-cell>
          <table:table-cell office:value-type="string" calcext:value-type="string">
            <text:p>RTC DesignWords</text:p>
          </table:table-cell>
        </table:table-row>
        <table:table-row table:style-name="ro1">
          <table:table-cell table:style-name="ce15"/>
          <table:table-cell table:style-name="ce36" office:value-type="string" calcext:value-type="string">
            <office:annotation draw:style-name="gr29" draw:text-style-name="P1" svg:width="3.365cm" svg:height="2.127cm" svg:x="15.766cm" svg:y="36.536cm" draw:caption-point-x="-0.491cm" draw:caption-point-y="3.459cm">
              <dc:date>2017-02-17T00:00:00</dc:date>
              <text:p text:style-name="P1"><text:span text:style-name="T3">Rachel:</text:span></text:p>
              <text:p text:style-name="P1"><text:span text:style-name="T4">0= no</text:span></text:p>
              <text:p text:style-name="P1"><text:span text:style-name="T4">1 = partly</text:span></text:p>
              <text:p text:style-name="P1"><text:span text:style-name="T4">2 = yes</text:span></text:p>
              <text:p text:style-name="P1"><text:span text:style-name="T4"/></text:p>
            </office:annotation>
            <text:p>included in a quote?</text:p>
          </table:table-cell>
          <table:table-cell office:value-type="string" calcext:value-type="string">
            <text:p>RTC DesignQuote</text:p>
          </table:table-cell>
        </table:table-row>
        <table:table-row table:style-name="ro1">
          <table:table-cell table:style-name="ce10" office:value-type="string" calcext:value-type="string">
            <text:p>Advice</text:p>
          </table:table-cell>
          <table:table-cell table:style-name="ce31" office:value-type="string" calcext:value-type="string">
            <office:annotation draw:style-name="gr30" draw:text-style-name="P1" svg:width="5.924cm" svg:height="10.995cm" svg:x="15.766cm" svg:y="37.432cm" draw:caption-point-x="-0.491cm" draw:caption-point-y="3.457cm">
              <dc:date>2017-02-17T00:00:00</dc:date>
              <text:p text:style-name="P1"><text:span text:style-name="T12">Petroc Sumner:</text:span></text:p>
              <text:p text:style-name="P1"><text:span text:style-name="T13">recommendations for individual or polciy change, clinical practice etc</text:span></text:p>
              <text:p text:style-name="P1"><text:span text:style-name="T13">give text</text:span></text:p>
              <text:p text:style-name="P1"><text:span text:style-name="T13"/></text:p>
              <text:p text:style-name="P1"><text:span text:style-name="T13">Advice based on findings</text:span></text:p>
              <text:p text:style-name="P1"><text:span text:style-name="T13">0 = no advice</text:span></text:p>
              <text:p text:style-name="P1"><text:span text:style-name="T13"/></text:p>
              <text:p text:style-name="P1"><text:span text:style-name="T13">Advice from the readers perspective - as a reader is there any information which suggests that you have control to change your behaviour (ie recommended that people cut down on sugar) = explicit</text:span></text:p>
              <text:p text:style-name="P1"><text:span text:style-name="T13">Advice but the reader cannot make direct changes to their own behaviour (ie recommended that GPs carry out regular insulin checks...)</text:span></text:p>
            </office:annotation>
            <text:p>Advice to Change Behaviour</text:p>
          </table:table-cell>
          <table:table-cell office:value-type="string" calcext:value-type="string">
            <text:p>Advice</text:p>
          </table:table-cell>
        </table:table-row>
        <table:table-row table:style-name="ro1">
          <table:table-cell table:style-name="ce12"/>
          <table:table-cell table:style-name="ce33" office:value-type="string" calcext:value-type="string">
            <office:annotation draw:style-name="gr31" draw:text-style-name="P1" svg:width="6.787cm" svg:height="4.894cm" svg:x="15.766cm" svg:y="38.748cm" draw:caption-point-x="-0.491cm" draw:caption-point-y="3.431cm">
              <dc:date>2017-02-17T00:00:00</dc:date>
              <text:p text:style-name="P1"><text:span text:style-name="T7">0 - No advice given</text:span></text:p>
              <text:p text:style-name="P1"><text:span text:style-name="T7">2 - Advice but not to reader: Explicit</text:span></text:p>
              <text:p text:style-name="P1"><text:span text:style-name="T7">3- <text:s/>Advice to reader: Explicit</text:span></text:p>
              <text:p text:style-name="P1"><text:span text:style-name="T7"/></text:p>
              <text:p text:style-name="P1"><text:span text:style-name="T7">(3 trumps 2 trumps 1)</text:span></text:p>
            </office:annotation>
            <text:p>Code</text:p>
          </table:table-cell>
          <table:table-cell office:value-type="string" calcext:value-type="string">
            <text:p>Advice Code</text:p>
          </table:table-cell>
        </table:table-row>
        <table:table-row table:style-name="ro1">
          <table:table-cell table:style-name="ce10" office:value-type="string" calcext:value-type="string">
            <text:p>Other</text:p>
          </table:table-cell>
          <table:table-cell table:style-name="ce31" office:value-type="string" calcext:value-type="string">
            <office:annotation draw:style-name="gr32" draw:text-style-name="P1" svg:width="3.365cm" svg:height="1.745cm" svg:x="15.766cm" svg:y="39.265cm" draw:caption-point-x="-0.491cm" draw:caption-point-y="3.431cm">
              <dc:date>2017-02-17T00:00:00</dc:date>
              <text:p text:style-name="P1"><text:span text:style-name="T3">Rachel:</text:span></text:p>
              <text:p text:style-name="P1"><text:span text:style-name="T4">0 = no</text:span></text:p>
              <text:p text:style-name="P1"><text:span text:style-name="T4">1 = yes</text:span></text:p>
            </office:annotation>
            <text:p>Press offices' institution mentioned?</text:p>
          </table:table-cell>
          <table:table-cell office:value-type="string" calcext:value-type="string">
            <text:p>isIntitution</text:p>
          </table:table-cell>
        </table:table-row>
        <table:table-row table:style-name="ro1">
          <table:table-cell table:style-name="ce16"/>
          <table:table-cell office:value-type="string" calcext:value-type="string">
            <office:annotation draw:style-name="gr33" draw:text-style-name="P1" svg:width="3.365cm" svg:height="2.132cm" svg:x="15.766cm" svg:y="40.949cm" draw:caption-point-x="-0.491cm" draw:caption-point-y="3.431cm">
              <dc:date>2017-02-17T00:00:00</dc:date>
              <text:p text:style-name="P1"><text:span text:style-name="T3">Rachel:</text:span></text:p>
              <text:p text:style-name="P1"><text:span text:style-name="T4">not including the title or institution name</text:span></text:p>
            </office:annotation>
            <text:p>words before mention</text:p>
          </table:table-cell>
          <table:table-cell office:value-type="string" calcext:value-type="string">
            <text:p>Institution WordPos</text:p>
          </table:table-cell>
        </table:table-row>
        <table:table-row table:style-name="ro1">
          <table:table-cell table:style-name="ce17"/>
          <table:table-cell table:style-name="ce33" office:value-type="string" calcext:value-type="string">
            <text:p>body word count (exc. Title)</text:p>
          </table:table-cell>
          <table:table-cell office:value-type="string" calcext:value-type="string">
            <text:p>Word Count</text:p>
          </table:table-cell>
        </table:table-row>
        <table:table-row table:style-name="ro1">
          <table:table-cell table:style-name="ce18" office:value-type="string" calcext:value-type="string">
            <text:p>PR Manipulations</text:p>
          </table:table-cell>
          <table:table-cell table:style-name="ce37" office:value-type="string" calcext:value-type="string">
            <office:annotation draw:style-name="gr34" draw:text-style-name="P1" svg:width="5.634cm" svg:height="2.38cm" svg:x="15.766cm" svg:y="43.134cm" draw:caption-point-x="-0.491cm" draw:caption-point-y="3.43cm">
              <dc:date>2017-02-17T00:00:00</dc:date>
              <text:p text:style-name="P1"><text:span text:style-name="T3">Rachel:</text:span></text:p>
              <text:p text:style-name="P1"><text:span text:style-name="T4">1 = control</text:span></text:p>
              <text:p text:style-name="P1"><text:span text:style-name="T4">2 = causal statement only</text:span></text:p>
              <text:p text:style-name="P1"><text:span text:style-name="T4">3 = study design info only</text:span></text:p>
              <text:p text:style-name="P1"><text:span text:style-name="T4">4 = causal change and design info</text:span></text:p>
            </office:annotation>
            <text:p>Experimental condition</text:p>
          </table:table-cell>
          <table:table-cell office:value-type="string" calcext:value-type="string">
            <text:p>PR ExpCond</text:p>
          </table:table-cell>
        </table:table-row>
        <table:table-row table:style-name="ro1">
          <table:table-cell/>
          <table:table-cell table:style-name="ce38" office:value-type="string" calcext:value-type="string">
            <text:p>Synonym change</text:p>
          </table:table-cell>
          <table:table-cell office:value-type="string" calcext:value-type="string">
            <text:p>PR Synonym</text:p>
          </table:table-cell>
        </table:table-row>
        <table:table-row table:style-name="ro1">
          <table:table-cell/>
          <table:table-cell table:style-name="ce38" office:value-type="string" calcext:value-type="string">
            <text:p>words to mention</text:p>
          </table:table-cell>
          <table:table-cell office:value-type="string" calcext:value-type="string">
            <text:p>PR SynWords</text:p>
          </table:table-cell>
        </table:table-row>
        <table:table-row table:style-name="ro1">
          <table:table-cell/>
          <table:table-cell table:style-name="ce39" office:value-type="string" calcext:value-type="string">
            <text:p>Causal phrasing change title</text:p>
          </table:table-cell>
          <table:table-cell office:value-type="string" calcext:value-type="string">
            <text:p>PR CPCT</text:p>
          </table:table-cell>
        </table:table-row>
        <table:table-row table:style-name="ro1">
          <table:table-cell/>
          <table:table-cell table:style-name="ce38" office:value-type="string" calcext:value-type="string">
            <text:p>words to mention</text:p>
          </table:table-cell>
          <table:table-cell office:value-type="string" calcext:value-type="string">
            <text:p>PR CPCTWords</text:p>
          </table:table-cell>
        </table:table-row>
        <table:table-row table:style-name="ro2">
          <table:table-cell/>
          <table:table-cell table:style-name="ce40" office:value-type="string" calcext:value-type="string">
            <text:p>Causal phrasing change main statements 1.</text:p>
          </table:table-cell>
          <table:table-cell office:value-type="string" calcext:value-type="string">
            <text:p>PR CPCM1</text:p>
          </table:table-cell>
        </table:table-row>
        <table:table-row table:style-name="ro1">
          <table:table-cell/>
          <table:table-cell table:style-name="ce38" office:value-type="string" calcext:value-type="string">
            <text:p>words to mention</text:p>
          </table:table-cell>
          <table:table-cell office:value-type="string" calcext:value-type="string">
            <text:p>PR CPCM1Words</text:p>
          </table:table-cell>
        </table:table-row>
        <table:table-row table:style-name="ro2">
          <table:table-cell/>
          <table:table-cell table:style-name="ce40" office:value-type="string" calcext:value-type="string">
            <text:p>Causal phrasing change main statements 2.</text:p>
          </table:table-cell>
          <table:table-cell office:value-type="string" calcext:value-type="string">
            <text:p>PR CPCM2</text:p>
          </table:table-cell>
        </table:table-row>
        <table:table-row table:style-name="ro1">
          <table:table-cell/>
          <table:table-cell table:style-name="ce38" office:value-type="string" calcext:value-type="string">
            <text:p>words to mention</text:p>
          </table:table-cell>
          <table:table-cell office:value-type="string" calcext:value-type="string">
            <text:p>PR CPCM2Words</text:p>
          </table:table-cell>
        </table:table-row>
        <table:table-row table:style-name="ro1">
          <table:table-cell/>
          <table:table-cell table:style-name="ce39" office:value-type="string" calcext:value-type="string">
            <text:p>Design statement inserted (text)</text:p>
          </table:table-cell>
          <table:table-cell office:value-type="string" calcext:value-type="string">
            <text:p>PR Design</text:p>
          </table:table-cell>
        </table:table-row>
        <table:table-row table:style-name="ro1">
          <table:table-cell/>
          <table:table-cell table:style-name="ce41" office:value-type="string" calcext:value-type="string">
            <office:annotation draw:style-name="gr35" draw:text-style-name="P1" svg:width="3.459cm" svg:height="2.097cm" svg:x="15.766cm" svg:y="54.874cm" draw:caption-point-x="-0.491cm" draw:caption-point-y="3.43cm">
              <dc:date>2017-02-17T00:00:00</dc:date>
              <text:p text:style-name="P1"><text:span text:style-name="T3">Rachel:</text:span></text:p>
              <text:p text:style-name="P1"><text:span text:style-name="T4">0= no</text:span></text:p>
              <text:p text:style-name="P1"><text:span text:style-name="T4">1 = yes</text:span></text:p>
              <text:p text:style-name="P1"><text:span text:style-name="T4"/></text:p>
            </office:annotation>
            <text:p>included in a quote?</text:p>
          </table:table-cell>
          <table:table-cell office:value-type="string" calcext:value-type="string">
            <text:p>PR DesignQuote</text:p>
          </table:table-cell>
        </table:table-row>
        <table:table-row table:style-name="ro1">
          <table:table-cell table:style-name="ce5"/>
          <table:table-cell table:style-name="ce24" office:value-type="string" calcext:value-type="string">
            <text:p>words to mention</text:p>
          </table:table-cell>
          <table:table-cell office:value-type="string" calcext:value-type="string">
            <text:p>PR DesignWor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£</number:text>
      <number:number number:decimal-places="0" number:min-integer-digits="1" number:grouping="true"/>
      <number:text> </number:text>
    </number:number-style>
    <number:number-style style:name="N110">
      <number:text>(£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£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  <number:text> </number:text>
    </number:number-style>
    <number:number-style style:name="N112">
      <number:text>(£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£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£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£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£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£</number:text>
      <number:number number:decimal-places="0" number:min-integer-digits="1" number:grouping="true"/>
    </number:number-style>
    <number:number-style style:name="N126">
      <number:text>-£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0" number:min-integer-digits="1" number:grouping="true"/>
    </number:number-style>
    <number:number-style style:name="N127">
      <style:text-properties fo:color="#ff0000"/>
      <number:text>-£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2" number:min-integer-digits="1" number:grouping="true"/>
    </number:number-style>
    <number:number-style style:name="N128">
      <number:text>-£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2" number:min-integer-digits="1" number:grouping="true"/>
    </number:number-style>
    <number:number-style style:name="N129">
      <style:text-properties fo:color="#ff0000"/>
      <number:text>-£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number:text> £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6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1248317 </meta:initial-creator>
    <meta:creation-date>2017-02-17T12:04:33.181904786</meta:creation-date>
    <dc:date>2017-02-17T12:21:08.113195637</dc:date>
    <dc:creator>c1248317 </dc:creator>
    <meta:editing-duration>PT16M34S</meta:editing-duration>
    <meta:editing-cycles>2</meta:editing-cycles>
    <meta:generator>LibreOffice/4.3.7.2$Linux_X86_64 LibreOffice_project/430$Build-2</meta:generator>
    <meta:document-statistic meta:table-count="1" meta:cell-count="108" meta:object-count="0"/>
  </office:meta>
</office:document-meta>
</file>